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3pt" style:font-size-asian="13pt" style:font-size-complex="13pt"/>
    </style:style>
    <style:style style:name="P3" style:family="paragraph" style:parent-style-name="Standard">
      <style:paragraph-properties fo:text-align="center" style:justify-single-word="false"/>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rvey: Parking at UVU is inconvenient </text:p>
      <text:p text:style-name="P3">as most lots are 15 minutes away from classes</text:p>
      <text:p text:style-name="P1"/>
      <text:p text:style-name="P2"><text:tab/>We're students of an Interpersonal Communications (2110) class at UVU. We're performing this survey as practice for firsthand group research. We expect this survey to take only two minutes of your time. Thank you for participating.</text:p>
      <text:p text:style-name="P2"/>
      <text:p text:style-name="P2"/>
      <text:p text:style-name="P2"/>
      <text:p text:style-name="P2"><text:tab/>1. I consider parking at UVU to be an inconvenience:</text:p>
      <text:p text:style-name="P2"/>
      <text:p text:style-name="P2"><text:tab/><text:tab/>Strongly<text:tab/>Agree<text:tab/><text:tab/>Neutral<text:tab/>Disagree<text:tab/>Strongly</text:p>
      <text:p text:style-name="P2"><text:tab/><text:tab/> <text:s/>Agree<text:tab/><text:tab/><text:tab/><text:tab/><text:tab/><text:tab/><text:tab/>Disagree</text:p>
      <text:p text:style-name="P2"/>
      <text:p text:style-name="P2"/>
      <text:p text:style-name="P2"/>
      <text:p text:style-name="P2"><text:tab/>2. I prefer using the free parking at UVU:</text:p>
      <text:p text:style-name="P2"/>
      <text:p text:style-name="P2"><text:tab/><text:tab/>Strongly<text:tab/>Agree<text:tab/><text:tab/>Neutral<text:tab/>Disagree<text:tab/>Strongly</text:p>
      <text:p text:style-name="P2"><text:tab/><text:tab/> <text:s/>Agree<text:tab/><text:tab/><text:tab/><text:tab/><text:tab/><text:tab/><text:tab/>Disagree</text:p>
      <text:p text:style-name="P2"/>
      <text:p text:style-name="P2"/>
      <text:p text:style-name="P2"/>
      <text:p text:style-name="P2"><text:tab/>3. I find the price for UVU parking to be reasonable:</text:p>
      <text:p text:style-name="P2"/>
      <text:p text:style-name="P2"><text:tab/><text:tab/>Strongly<text:tab/>Agree<text:tab/><text:tab/>Neutral<text:tab/>Disagree<text:tab/>Strongly</text:p>
      <text:p text:style-name="P2"><text:tab/><text:tab/> <text:s/>Agree<text:tab/><text:tab/><text:tab/><text:tab/><text:tab/><text:tab/><text:tab/>Disagree</text:p>
      <text:p text:style-name="P2"/>
      <text:p text:style-name="P2"/>
      <text:p text:style-name="P2"/>
      <text:p text:style-name="P2"/>
      <text:p text:style-name="P2"><text:tab/>What is your major? <text:s text:c="2"/>_______________________________________</text:p>
      <text:p text:style-name="P2"/>
      <text:p text:style-name="P2"/>
      <text:p text:style-name="P2"/>
      <text:p text:style-name="P2"><text:tab/>What mode of transportation do you use? _______________________</text:p>
      <text:p text:style-name="P2"/>
      <text:p text:style-name="P2"/>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8S</meta:editing-duration>
    <meta:editing-cycles>5</meta:editing-cycles>
    <meta:generator>OpenOffice/4.0.0$Win32 OpenOffice.org_project/400m3$Build-9702</meta:generator>
    <dc:date>2015-04-01T18:06:23.67</dc:date>
    <dc:creator>Zack Austin</dc:creator>
    <meta:document-statistic meta:table-count="0" meta:image-count="0" meta:object-count="0" meta:page-count="1" meta:paragraph-count="15" meta:word-count="115" meta:character-count="794"/>
    <meta:user-defined meta:name="Info 1"/>
    <meta:user-defined meta:name="Info 2"/>
    <meta:user-defined meta:name="Info 3"/>
    <meta:user-defined meta:name="Info 4"/>
  </office:meta>
</office:document-meta>
</file>